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0000000010000000180DDADC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Lohit Hindi2" svg:font-family="'Lohit Hindi'"/>
    <style:font-face style:name="CMR101" svg:font-family="CMR10" style:font-pitch="variable"/>
    <style:font-face style:name="Lohit Hindi1" svg:font-family="'Lohit Hindi'"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205485" officeooo:paragraph-rsid="00205485"/>
    </style:style>
    <style:style style:name="P2" style:family="paragraph">
      <style:paragraph-properties fo:text-align="start" style:writing-mode="lr-tb"/>
    </style:style>
    <style:style style:name="P3" style:family="paragraph">
      <style:paragraph-properties fo:text-align="start" style:writing-mode="lr-tb"/>
      <style:text-properties fo:font-size="24pt"/>
    </style:style>
    <style:style style:name="P4" style:family="paragraph">
      <style:paragraph-properties fo:text-align="center"/>
    </style:style>
    <style:style style:name="T1" style:family="text">
      <style:text-properties officeooo:rsid="001b0e64"/>
    </style:style>
    <style:style style:name="T2" style:family="text">
      <style:text-properties officeooo:rsid="00205485"/>
    </style:style>
    <style:style style:name="T3" style:family="text">
      <style:text-properties fo:color="#000000" style:font-name="CMR10" fo:font-size="12pt" style:font-size-asian="12pt" style:font-name-complex="CMR10" style:font-size-complex="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horizontal"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1661in" fo:min-width="0in" fo:padding-top="0in" fo:padding-bottom="0in" fo:padding-left="0in" fo:padding-right="0in"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1661in" fo:min-width="0.0835in" fo:padding-top="0in" fo:padding-bottom="0in" fo:padding-left="0in" fo:padding-right="0in" style:run-through="foreground"/>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line text:anchor-type="paragraph" draw:z-index="4" draw:style-name="gr5" draw:text-style-name="P4" svg:x1="0.1291in" svg:y1="0.1736in" svg:x2="2.9689in" svg:y2="0.1673in"><text:p/></draw:line><draw:line text:anchor-type="paragraph" draw:z-index="3" draw:style-name="gr5" draw:text-style-name="P4" svg:x1="2.9626in" svg:y1="0.1736in" svg:x2="3.0146in" svg:y2="2.0602in"><text:p/></draw:line><draw:line text:anchor-type="paragraph" draw:z-index="2" draw:style-name="gr5" draw:text-style-name="P4" svg:x1="0.1811in" svg:y1="2.0602in" svg:x2="3.0146in" svg:y2="2.0575in"><text:p/></draw:line><draw:line text:anchor-type="paragraph" draw:z-index="1" draw:style-name="gr5" draw:text-style-name="P4" svg:x1="0.15in" svg:y1="0.1189in" svg:x2="0.1811in" svg:y2="2.0642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Before Phase 1</text:span></text:p>
      <text:p text:style-name="P1">z</text:p>
      <text:p text:style-name="P1">a1</text:p>
      <text:p text:style-name="P1">a2</text:p>
      <text:p text:style-name="P1">a3</text:p>
      <text:p text:style-name="P1">a4</text:p>
      <text:p text:style-name="P1">a5</text:p>
      <text:p text:style-name="P1">a6</text:p>
      <text:p text:style-name="P1">a7</text:p>
      <text:p text:style-name="P1">a8</text:p>
      <text:p text:style-name="P1">a9</text:p>
      <text:p text:style-name="P1">z x11 x12 x13 x14 x15 x16 x21 x22 x23 x24 x25 x26 x31 x32 x33 x34 x35 x36 x41 x42 x43 x44 x45 x46 a1 a2 a3 a4 a5 a6 a7 a8 a9 rhs</text:p>
      <text:p text:style-name="P1">1.0 0.0 0.0 0.0 0.0 0.0 0.0 0.0 0.0 0.0 0.0 0.0 0.0 0.0 0.0 0.0 0.0 0.0 0.0 0.0 0.0 0.0 0.0 0.0 0.0 1.0 1.0 1.0 1.0 1.0 1.0 1.0 1.0 1.0 0 </text:p>
      <text:p text:style-name="P1">0.0 1.0 1.0 1.0 1.0 1.0 1.0 0.0 0.0 0.0 0.0 0.0 0.0 0.0 0.0 0.0 0.0 0.0 0.0 0.0 0.0 0.0 0.0 0.0 0.0 1.0 0.0 0.0 0.0 0.0 0.0 0.0 0.0 0.0 24 </text:p>
      <text:p text:style-name="P1">0.0 0.0 0.0 0.0 0.0 0.0 0.0 1.0 1.0 1.0 1.0 1.0 1.0 0.0 0.0 0.0 0.0 0.0 0.0 0.0 0.0 0.0 0.0 0.0 0.0 0.0 1.0 0.0 0.0 0.0 0.0 0.0 0.0 0.0 18 </text:p>
      <text:p text:style-name="P1">0.0 0.0 0.0 0.0 0.0 0.0 0.0 0.0 0.0 0.0 0.0 0.0 0.0 1.0 1.0 1.0 1.0 1.0 1.0 0.0 0.0 0.0 0.0 0.0 0.0 0.0 0.0 1.0 0.0 0.0 0.0 0.0 0.0 0.0 22 </text:p>
      <text:p text:style-name="P1">0.0 1.0 0.0 0.0 0.0 0.0 0.0 1.0 0.0 0.0 0.0 0.0 0.0 1.0 0.0 0.0 0.0 0.0 0.0 1.0 1.0 1.0 1.0 1.0 1.0 0.0 0.0 0.0 1.0 0.0 0.0 0.0 0.0 0.0 16 </text:p>
      <text:p text:style-name="P1">0.0 0.0 1.0 0.0 0.0 0.0 0.0 0.0 1.0 0.0 0.0 0.0 0.0 0.0 1.0 0.0 0.0 0.0 0.0 0.0 1.0 0.0 0.0 0.0 0.0 0.0 0.0 0.0 0.0 1.0 0.0 0.0 0.0 0.0 13 </text:p>
      <text:p text:style-name="P1">0.0 0.0 0.0 1.0 0.0 0.0 0.0 0.0 0.0 1.0 0.0 0.0 0.0 0.0 0.0 1.0 0.0 0.0 0.0 0.0 0.0 1.0 0.0 0.0 0.0 0.0 0.0 0.0 0.0 0.0 1.0 0.0 0.0 0.0 12 </text:p>
      <text:p text:style-name="P1">0.0 0.0 0.0 0.0 1.0 0.0 0.0 0.0 0.0 0.0 1.0 0.0 0.0 0.0 0.0 0.0 1.0 0.0 0.0 0.0 0.0 0.0 1.0 0.0 0.0 0.0 0.0 0.0 0.0 0.0 0.0 1.0 0.0 0.0 10 </text:p>
      <text:p text:style-name="P1">0.0 0.0 0.0 0.0 0.0 1.0 0.0 0.0 0.0 0.0 0.0 1.0 0.0 0.0 0.0 0.0 0.0 1.0 0.0 0.0 0.0 0.0 0.0 1.0 0.0 0.0 0.0 0.0 0.0 0.0 0.0 0.0 1.0 0.0 4</text:p>
      <text:p text:style-name="P1">0.0 0.0 0.0 0.0 0.0 0.0 1.0 0.0 0.0 0.0 0.0 0.0 1.0 0.0 0.0 0.0 0.0 0.0 1.0 0.0 0.0 0.0 0.0 0.0 1.0 0.0 0.0 0.0 0.0 0.0 0.0 0.0 0.0 1.0 1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MR10" svg:font-family="CMR10"/>
    <style:font-face style:name="Lohit Hindi2" svg:font-family="'Lohit Hindi'"/>
    <style:font-face style:name="CMR101" svg:font-family="CMR10" style:font-pitch="variable"/>
    <style:font-face style:name="Lohit Hindi1" svg:font-family="'Lohit Hindi'"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start" style:writing-mode="lr-tb"/>
    </style:style>
    <style:style style:name="MP2" style:family="paragraph">
      <style:paragraph-properties fo:text-align="start" style:writing-mode="lr-tb"/>
      <style:text-properties fo:font-size="24pt"/>
    </style:style>
    <style:style style:name="MT1" style:family="text">
      <style:text-properties officeooo:rsid="001b0e64"/>
    </style:style>
    <style:style style:name="MT2" style:family="text">
      <style:text-properties fo:color="#000000" style:font-name="CMR10" fo:font-size="12pt" style:font-size-asian="12pt" style:font-name-complex="CMR10" style:font-size-complex="12pt"/>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horizontal" style:run-through="foreground"/>
    </style:style>
    <style:style style:name="Mgr3" style:family="graphic">
      <style:graphic-properties draw:stroke="none" draw:marker-start="" draw:marker-end="" draw:fill="none" draw:textarea-horizontal-align="left" draw:textarea-vertical-align="top" draw:auto-grow-height="true" draw:auto-grow-width="true" fo:min-height="0.1661in" fo:min-width="0in" fo:padding-top="0in" fo:padding-bottom="0in" fo:padding-left="0in" fo:padding-right="0in" style:run-through="foreground"/>
    </style:style>
    <style:style style:name="Mgr4" style:family="graphic">
      <style:graphic-properties draw:stroke="none" draw:marker-start="" draw:marker-end="" draw:fill="none" draw:textarea-horizontal-align="left" draw:textarea-vertical-align="top" draw:auto-grow-height="true" draw:auto-grow-width="true" fo:min-height="0.1661in" fo:min-width="0.0835in" fo:padding-top="0in" fo:padding-bottom="0in" fo:padding-left="0in" fo:padding-right="0in" style:run-through="foreground"/>
    </style:style>
    <style:page-layout style:name="Mpm1">
      <style:page-layout-properties fo:page-width="11in" fo:page-height="8.5in" style:num-format="1" style:print-orientation="landscape" fo:margin-top="0.5in" fo:margin-bottom="0.5in" fo:margin-left="0.5in" fo:margin-right="0.5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tab/><text:span text:style-name="MT1">Oscar Menendez</text:span></text:p>
        <text:p text:style-name="Header"><draw:g text:anchor-type="paragraph" draw:z-index="0" draw:style-name="Mgr1"><draw:frame draw:style-name="Mgr2" svg:width="2.835in" svg:height="0.0067in" draw:transform="rotate (-3.14159265358979) translate (2.96736111111111in 2.45208333333333in)"><draw:image xlink:href="Pictures/10000200000000010000000180DDADC1.png" xlink:type="simple" xlink:show="embed" xlink:actuate="onLoad"><text:p/></draw:image></draw:frame><draw:frame draw:style-name="Mgr2" svg:width="2.835in" svg:height="0.0067in" draw:transform="rotate (-3.14159265358979) translate (2.96736111111111in 1.97986111111111in)"><draw:image xlink:href="Pictures/10000200000000010000000180DDADC1.png" xlink:type="simple" xlink:show="embed" xlink:actuate="onLoad"><text:p/></draw:image></draw:frame><draw:frame draw:style-name="Mgr2" svg:width="2.835in" svg:height="0.0067in" draw:transform="rotate (-3.14159265358979) translate (2.96736111111111in 1.50694444444444in)"><draw:image xlink:href="Pictures/10000200000000010000000180DDADC1.png" xlink:type="simple" xlink:show="embed" xlink:actuate="onLoad"><text:p/></draw:image></draw:frame><draw:frame draw:style-name="Mgr2" svg:width="2.835in" svg:height="0.0067in" draw:transform="rotate (-3.14159265358979) translate (2.96736111111111in 1.03541666666667in)"><draw:image xlink:href="Pictures/10000200000000010000000180DDADC1.png" xlink:type="simple" xlink:show="embed" xlink:actuate="onLoad"><text:p/></draw:image></draw:frame><draw:frame draw:style-name="Mgr2" svg:width="2.835in" svg:height="0.0067in" draw:transform="rotate (-3.14159265358979) translate (2.96736111111111in 0.561805555555556in)"><draw:image xlink:href="Pictures/10000200000000010000000180DDADC1.png" xlink:type="simple" xlink:show="embed" xlink:actuate="onLoad"><text:p/></draw:image></draw:frame><draw:frame draw:style-name="Mgr2" svg:width="0.0067in" svg:height="1.8898in" draw:transform="rotate (-3.14159265358979) translate (0.135416666666667in 2.44861111111111in)"><draw:image xlink:href="Pictures/10000200000000010000000180DDADC1.png" xlink:type="simple" xlink:show="embed" xlink:actuate="onLoad"><text:p/></draw:image></draw:frame><draw:frame draw:style-name="Mgr2" svg:width="0.0067in" svg:height="1.8898in" draw:transform="rotate (-3.14159265358979) translate (0.606944444444444in 2.44861111111111in)"><draw:image xlink:href="Pictures/10000200000000010000000180DDADC1.png" xlink:type="simple" xlink:show="embed" xlink:actuate="onLoad"><text:p/></draw:image></draw:frame><draw:frame draw:style-name="Mgr2" svg:width="0.0067in" svg:height="1.8898in" draw:transform="rotate (-3.14159265358979) translate (1.07916666666667in 2.44861111111111in)"><draw:image xlink:href="Pictures/10000200000000010000000180DDADC1.png" xlink:type="simple" xlink:show="embed" xlink:actuate="onLoad"><text:p/></draw:image></draw:frame><draw:frame draw:style-name="Mgr2" svg:width="0.0067in" svg:height="1.8898in" draw:transform="rotate (-3.14159265358979) translate (1.55277777777778in 2.44861111111111in)"><draw:image xlink:href="Pictures/10000200000000010000000180DDADC1.png" xlink:type="simple" xlink:show="embed" xlink:actuate="onLoad"><text:p/></draw:image></draw:frame><draw:frame draw:style-name="Mgr2" svg:width="0.0067in" svg:height="1.8898in" draw:transform="rotate (-3.14159265358979) translate (2.02361111111111in 2.44861111111111in)"><draw:image xlink:href="Pictures/10000200000000010000000180DDADC1.png" xlink:type="simple" xlink:show="embed" xlink:actuate="onLoad"><text:p/></draw:image></draw:frame><draw:frame draw:style-name="Mgr2" svg:width="0.0067in" svg:height="1.8898in" draw:transform="rotate (-3.14159265358979) translate (2.49722222222222in 2.44861111111111in)"><draw:image xlink:href="Pictures/10000200000000010000000180DDADC1.png" xlink:type="simple" xlink:show="embed" xlink:actuate="onLoad"><text:p/></draw:image></draw:frame><draw:frame draw:style-name="Mgr2" svg:width="0.0067in" svg:height="1.8898in" draw:transform="rotate (-3.14159265358979) translate (2.96875in 2.44861111111111in)"><draw:image xlink:href="Pictures/10000200000000010000000180DDADC1.png" xlink:type="simple" xlink:show="embed" xlink:actuate="onLoad"><text:p/></draw:image></draw:frame><draw:frame draw:style-name="Mgr3" draw:text-style-name="MP2" svg:width="0.085in" svg:height="0.1661in" svg:x="0.0008in" svg:y="0.724in"><draw:text-box><text:p text:style-name="MP1"><text:span text:style-name="MT2">1</text:span></text:p></draw:text-box></draw:frame><draw:frame draw:style-name="Mgr3" draw:text-style-name="MP2" svg:width="0.085in" svg:height="0.1661in" svg:x="0.0008in" svg:y="1.1972in"><draw:text-box><text:p text:style-name="MP1"><text:span text:style-name="MT2">2</text:span></text:p></draw:text-box></draw:frame><draw:frame draw:style-name="Mgr3" draw:text-style-name="MP2" svg:width="0.085in" svg:height="0.1661in" svg:x="0.0008in" svg:y="1.6685in"><draw:text-box><text:p text:style-name="MP1"><text:span text:style-name="MT2">3</text:span></text:p></draw:text-box></draw:frame><draw:frame draw:style-name="Mgr3" draw:text-style-name="MP2" svg:width="0.085in" svg:height="0.1661in" svg:x="0.0008in" svg:y="2.1409in"><draw:text-box><text:p text:style-name="MP1"><text:span text:style-name="MT2">4</text:span></text:p></draw:text-box></draw:frame><draw:frame draw:style-name="Mgr3" draw:text-style-name="MP2" svg:width="0.085in" svg:height="0.1661in" svg:x="0.326in" svg:y="0.3874in"><draw:text-box><text:p text:style-name="MP1"><text:span text:style-name="MT2">1</text:span></text:p></draw:text-box></draw:frame><draw:frame draw:style-name="Mgr3" draw:text-style-name="MP2" svg:width="0.085in" svg:height="0.1661in" svg:x="0.7988in" svg:y="0.3874in"><draw:text-box><text:p text:style-name="MP1"><text:span text:style-name="MT2">2</text:span></text:p></draw:text-box></draw:frame><draw:frame draw:style-name="Mgr3" draw:text-style-name="MP2" svg:width="0.085in" svg:height="0.1661in" svg:x="1.2701in" svg:y="0.3874in"><draw:text-box><text:p text:style-name="MP1"><text:span text:style-name="MT2">3</text:span></text:p></draw:text-box></draw:frame><draw:frame draw:style-name="Mgr3" draw:text-style-name="MP2" svg:width="0.085in" svg:height="0.1661in" svg:x="1.7437in" svg:y="0.3874in"><draw:text-box><text:p text:style-name="MP1"><text:span text:style-name="MT2">4</text:span></text:p></draw:text-box></draw:frame><draw:frame draw:style-name="Mgr3" draw:text-style-name="MP2" svg:width="0.085in" svg:height="0.1661in" svg:x="2.2161in" svg:y="0.3874in"><draw:text-box><text:p text:style-name="MP1"><text:span text:style-name="MT2">5</text:span></text:p></draw:text-box></draw:frame><draw:frame draw:style-name="Mgr3" draw:text-style-name="MP2" svg:width="0.085in" svg:height="0.1661in" svg:x="2.689in" svg:y="0.3874in"><draw:text-box><text:p text:style-name="MP1"><text:span text:style-name="MT2">6</text:span></text:p></draw:text-box></draw:frame><draw:frame draw:style-name="Mgr4" draw:text-style-name="MP2" svg:width="0.1685in" svg:height="0.1661in" svg:x="0.2843in" svg:y="0.724in"><draw:text-box><text:p text:style-name="MP1"><text:span text:style-name="MT2">12</text:span></text:p></draw:text-box></draw:frame><draw:frame draw:style-name="Mgr4" draw:text-style-name="MP2" svg:width="0.1685in" svg:height="0.1661in" svg:x="0.7579in" svg:y="0.724in"><draw:text-box><text:p text:style-name="MP1"><text:span text:style-name="MT2">17</text:span></text:p></draw:text-box></draw:frame><draw:frame draw:style-name="Mgr4" draw:text-style-name="MP2" svg:width="0.1685in" svg:height="0.1661in" svg:x="1.2291in" svg:y="0.724in"><draw:text-box><text:p text:style-name="MP1"><text:span text:style-name="MT2">13</text:span></text:p></draw:text-box></draw:frame><draw:frame draw:style-name="Mgr4" draw:text-style-name="MP2" svg:width="0.1685in" svg:height="0.1661in" svg:x="1.7024in" svg:y="0.724in"><draw:text-box><text:p text:style-name="MP1"><text:span text:style-name="MT2">19</text:span></text:p></draw:text-box></draw:frame><draw:frame draw:style-name="Mgr4" draw:text-style-name="MP2" svg:width="0.1685in" svg:height="0.1661in" svg:x="2.1736in" svg:y="0.724in"><draw:text-box><text:p text:style-name="MP1"><text:span text:style-name="MT2">20</text:span></text:p></draw:text-box></draw:frame><draw:frame draw:style-name="Mgr4" draw:text-style-name="MP2" svg:width="0.1685in" svg:height="0.1661in" svg:x="2.6472in" svg:y="0.724in"><draw:text-box><text:p text:style-name="MP1"><text:span text:style-name="MT2">15</text:span></text:p></draw:text-box></draw:frame><draw:frame draw:style-name="Mgr4" draw:text-style-name="MP2" svg:width="0.1685in" svg:height="0.1661in" svg:x="0.2843in" svg:y="1.1972in"><draw:text-box><text:p text:style-name="MP1"><text:span text:style-name="MT2">10</text:span></text:p></draw:text-box></draw:frame><draw:frame draw:style-name="Mgr3" draw:text-style-name="MP2" svg:width="0.085in" svg:height="0.1661in" svg:x="0.7988in" svg:y="1.1972in"><draw:text-box><text:p text:style-name="MP1"><text:span text:style-name="MT2">8</text:span></text:p></draw:text-box></draw:frame><draw:frame draw:style-name="Mgr4" draw:text-style-name="MP2" svg:width="0.1685in" svg:height="0.1661in" svg:x="1.2291in" svg:y="1.1972in"><draw:text-box><text:p text:style-name="MP1"><text:span text:style-name="MT2">12</text:span></text:p></draw:text-box></draw:frame><draw:frame draw:style-name="Mgr4" draw:text-style-name="MP2" svg:width="0.1685in" svg:height="0.1661in" svg:x="1.7024in" svg:y="1.1972in"><draw:text-box><text:p text:style-name="MP1"><text:span text:style-name="MT2">14</text:span></text:p></draw:text-box></draw:frame><draw:frame draw:style-name="Mgr4" draw:text-style-name="MP2" svg:width="0.1685in" svg:height="0.1661in" svg:x="2.1736in" svg:y="1.1972in"><draw:text-box><text:p text:style-name="MP1"><text:span text:style-name="MT2">13</text:span></text:p></draw:text-box></draw:frame><draw:frame draw:style-name="Mgr3" draw:text-style-name="MP2" svg:width="0.085in" svg:height="0.1661in" svg:x="2.689in" svg:y="1.1972in"><draw:text-box><text:p text:style-name="MP1"><text:span text:style-name="MT2">6</text:span></text:p></draw:text-box></draw:frame><draw:frame draw:style-name="Mgr4" draw:text-style-name="MP2" svg:width="0.1685in" svg:height="0.1661in" svg:x="0.2843in" svg:y="1.6685in"><draw:text-box><text:p text:style-name="MP1"><text:span text:style-name="MT2">19</text:span></text:p></draw:text-box></draw:frame><draw:frame draw:style-name="Mgr4" draw:text-style-name="MP2" svg:width="0.1685in" svg:height="0.1661in" svg:x="0.7579in" svg:y="1.6685in"><draw:text-box><text:p text:style-name="MP1"><text:span text:style-name="MT2">15</text:span></text:p></draw:text-box></draw:frame><draw:frame draw:style-name="Mgr4" draw:text-style-name="MP2" svg:width="0.1685in" svg:height="0.1661in" svg:x="1.2291in" svg:y="1.6685in"><draw:text-box><text:p text:style-name="MP1"><text:span text:style-name="MT2">21</text:span></text:p></draw:text-box></draw:frame><draw:frame draw:style-name="Mgr4" draw:text-style-name="MP2" svg:width="0.1685in" svg:height="0.1661in" svg:x="1.7024in" svg:y="1.6685in"><draw:text-box><text:p text:style-name="MP1"><text:span text:style-name="MT2">11</text:span></text:p></draw:text-box></draw:frame><draw:frame draw:style-name="Mgr4" draw:text-style-name="MP2" svg:width="0.1685in" svg:height="0.1661in" svg:x="2.1736in" svg:y="1.6685in"><draw:text-box><text:p text:style-name="MP1"><text:span text:style-name="MT2">14</text:span></text:p></draw:text-box></draw:frame><draw:frame draw:style-name="Mgr4" draw:text-style-name="MP2" svg:width="0.1685in" svg:height="0.1661in" svg:x="2.6472in" svg:y="1.6685in"><draw:text-box><text:p text:style-name="MP1"><text:span text:style-name="MT2">20</text:span></text:p></draw:text-box></draw:frame><draw:frame draw:style-name="Mgr4" draw:text-style-name="MP2" svg:width="0.1685in" svg:height="0.1661in" svg:x="0.2843in" svg:y="2.1409in"><draw:text-box><text:p text:style-name="MP1"><text:span text:style-name="MT2">17</text:span></text:p></draw:text-box></draw:frame><draw:frame draw:style-name="Mgr4" draw:text-style-name="MP2" svg:width="0.1685in" svg:height="0.1661in" svg:x="0.7579in" svg:y="2.1409in"><draw:text-box><text:p text:style-name="MP1"><text:span text:style-name="MT2">14</text:span></text:p></draw:text-box></draw:frame><draw:frame draw:style-name="Mgr4" draw:text-style-name="MP2" svg:width="0.1685in" svg:height="0.1661in" svg:x="1.2291in" svg:y="2.1409in"><draw:text-box><text:p text:style-name="MP1"><text:span text:style-name="MT2">17</text:span></text:p></draw:text-box></draw:frame><draw:frame draw:style-name="Mgr4" draw:text-style-name="MP2" svg:width="0.1685in" svg:height="0.1661in" svg:x="1.7024in" svg:y="2.1409in"><draw:text-box><text:p text:style-name="MP1"><text:span text:style-name="MT2">10</text:span></text:p></draw:text-box></draw:frame><draw:frame draw:style-name="Mgr4" draw:text-style-name="MP2" svg:width="0.1685in" svg:height="0.1661in" svg:x="2.1736in" svg:y="2.1409in"><draw:text-box><text:p text:style-name="MP1"><text:span text:style-name="MT2">16</text:span></text:p></draw:text-box></draw:frame><draw:frame draw:style-name="Mgr4" draw:text-style-name="MP2" svg:width="0.1685in" svg:height="0.1661in" svg:x="2.6472in" svg:y="2.1409in"><draw:text-box><text:p text:style-name="MP1"><text:span text:style-name="MT2">18</text:span></text:p></draw:text-box></draw:frame><draw:frame draw:style-name="Mgr4" draw:text-style-name="MP2" svg:width="0.1685in" svg:height="0.1661in" svg:x="0.2843in" svg:y="2.5256in"><draw:text-box><text:p text:style-name="MP1"><text:span text:style-name="MT2">13</text:span></text:p></draw:text-box></draw:frame><draw:frame draw:style-name="Mgr4" draw:text-style-name="MP2" svg:width="0.1685in" svg:height="0.1661in" svg:x="0.7579in" svg:y="2.5256in"><draw:text-box><text:p text:style-name="MP1"><text:span text:style-name="MT2">12</text:span></text:p></draw:text-box></draw:frame><draw:frame draw:style-name="Mgr4" draw:text-style-name="MP2" svg:width="0.1685in" svg:height="0.1661in" svg:x="1.2291in" svg:y="2.5256in"><draw:text-box><text:p text:style-name="MP1"><text:span text:style-name="MT2">10</text:span></text:p></draw:text-box></draw:frame><draw:frame draw:style-name="Mgr4" draw:text-style-name="MP2" svg:width="0.1685in" svg:height="0.1661in" svg:x="1.7024in" svg:y="2.5256in"><draw:text-box><text:p text:style-name="MP1"><text:span text:style-name="MT2">14</text:span></text:p></draw:text-box></draw:frame><draw:frame draw:style-name="Mgr4" draw:text-style-name="MP2" svg:width="0.1685in" svg:height="0.1661in" svg:x="2.1736in" svg:y="2.5256in"><draw:text-box><text:p text:style-name="MP1"><text:span text:style-name="MT2">15</text:span></text:p></draw:text-box></draw:frame><draw:frame draw:style-name="Mgr4" draw:text-style-name="MP2" svg:width="0.1685in" svg:height="0.1661in" svg:x="2.6472in" svg:y="2.5256in"><draw:text-box><text:p text:style-name="MP1"><text:span text:style-name="MT2">16</text:span></text:p></draw:text-box></draw:frame><draw:frame draw:style-name="Mgr4" draw:text-style-name="MP2" svg:width="0.1685in" svg:height="0.1661in" svg:x="3.0606in" svg:y="0.724in"><draw:text-box><text:p text:style-name="MP1"><text:span text:style-name="MT2">24</text:span></text:p></draw:text-box></draw:frame><draw:frame draw:style-name="Mgr4" draw:text-style-name="MP2" svg:width="0.1685in" svg:height="0.1661in" svg:x="3.0606in" svg:y="1.1972in"><draw:text-box><text:p text:style-name="MP1"><text:span text:style-name="MT2">18</text:span></text:p></draw:text-box></draw:frame><draw:frame draw:style-name="Mgr4" draw:text-style-name="MP2" svg:width="0.1685in" svg:height="0.1661in" svg:x="3.0606in" svg:y="1.6685in"><draw:text-box><text:p text:style-name="MP1"><text:span text:style-name="MT2">22</text:span></text:p></draw:text-box></draw:frame><draw:frame draw:style-name="Mgr4" draw:text-style-name="MP2" svg:width="0.1685in" svg:height="0.1661in" svg:x="3.0606in" svg:y="2.1409in"><draw:text-box><text:p text:style-name="MP1"><text:span text:style-name="MT2">16</text:span></text:p></draw:text-box></draw:frame></draw:g><text:tab/><text:span text:style-name="MT1">Homework 12<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Menendez</meta:initial-creator>
    <meta:creation-date>2014-04-07T11:24:33.954350610</meta:creation-date>
    <dc:date>2014-05-05T11:03:33.990744266</dc:date>
    <dc:creator>Oscar Menendez</dc:creator>
    <meta:editing-duration>PT42M32S</meta:editing-duration>
    <meta:editing-cycles>4</meta:editing-cycles>
    <meta:generator>LibreOffice/4.1.3.2$Linux_X86_64 LibreOffice_project/410m0$Build-2</meta:generator>
    <meta:document-statistic meta:table-count="0" meta:image-count="0" meta:object-count="0" meta:page-count="1" meta:paragraph-count="24" meta:word-count="402" meta:character-count="1605" meta:non-whitespace-character-count="1187"/>
  </office:meta>
</office:document-meta>
</file>